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Query10BpelFunctions.evaluate( XPathFunction function , List argumen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Query10BpelFunctions.getVariableData( XPathContext context , String variableName , String partName , String x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Query10BpelFunctions.doXslTransform( XPathContext context , String xslUri , Object sour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Query10BpelFunctions.resolveFunction( XPathContext context , QName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Query10BpelFunctions.getVariableProperty( XPathContext context , String variableName , String property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Query10BpelFunctions.getLinkStatus( XPathContext context , String link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